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E00000B9F000004EA6938927F7EB859DB.svm" manifest:media-type=""/>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468cm" style:rel-column-width="21078*"/>
    </style:style>
    <style:style style:name="Tableau1.B" style:family="table-column">
      <style:table-column-properties style:column-width="11.532cm" style:rel-column-width="4445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4.393cm"/>
    </style:style>
    <style:style style:name="Tableau2.B" style:family="table-column">
      <style:table-column-properties style:column-width="2.619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style:vertical-align="middle"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7" style:family="table">
      <style:table-properties style:width="16.806cm" table:align="margins"/>
    </style:style>
    <style:style style:name="Tableau7.A" style:family="table-column">
      <style:table-column-properties style:column-width="3.537cm" style:rel-column-width="13790*"/>
    </style:style>
    <style:style style:name="Tableau7.B" style:family="table-column">
      <style:table-column-properties style:column-width="7.668cm" style:rel-column-width="29899*"/>
    </style:style>
    <style:style style:name="Tableau7.C" style:family="table-column">
      <style:table-column-properties style:column-width="5.602cm" style:rel-column-width="21846*"/>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6.806cm" table:align="margins"/>
    </style:style>
    <style:style style:name="Tableau8.A" style:family="table-column">
      <style:table-column-properties style:column-width="3.56cm" style:rel-column-width="13880*"/>
    </style:style>
    <style:style style:name="Tableau8.B" style:family="table-column">
      <style:table-column-properties style:column-width="7.645cm" style:rel-column-width="29809*"/>
    </style:style>
    <style:style style:name="Tableau8.C" style:family="table-column">
      <style:table-column-properties style:column-width="5.602cm" style:rel-column-width="21846*"/>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A2" style:family="table-cell">
      <style:table-cell-properties style:vertical-align="middle"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none"/>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0.05pt solid #000000" fo:border-top="none" fo:border-bottom="0.05pt solid #000000"/>
    </style:style>
    <style:style style:name="P1" style:family="paragraph" style:parent-style-name="Header" style:master-page-name="">
      <style:paragraph-properties fo:margin-left="3.321cm" fo:margin-right="0cm" fo:line-height="115%"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style:font-name="Calibri1"/>
    </style:style>
    <style:style style:name="P2" style:family="paragraph" style:parent-style-name="Standard">
      <style:paragraph-properties fo:line-height="115%" fo:text-align="center" style:justify-single-word="false"/>
      <style:text-properties style:font-name="Calibri" fo:font-size="12pt" style:text-underline-style="solid" style:text-underline-width="auto" style:text-underline-color="font-color" fo:font-weight="bold"/>
    </style:style>
    <style:style style:name="P3" style:family="paragraph" style:parent-style-name="Standard">
      <style:text-properties style:font-name="Calibri1" fo:font-size="10pt" style:font-size-asian="10pt" style:font-size-complex="10pt"/>
    </style:style>
    <style:style style:name="P4" style:family="paragraph" style:parent-style-name="Standard">
      <style:paragraph-properties fo:margin-top="0cm" fo:margin-bottom="0.4cm" loext:contextual-spacing="false" fo:text-align="center" style:justify-single-word="false"/>
      <style:text-properties style:font-name="Arial" fo:font-size="10pt" fo:font-weight="bold" style:font-size-asian="10pt" style:font-size-complex="10pt"/>
    </style:style>
    <style:style style:name="P5" style:family="paragraph" style:parent-style-name="Text_20_body">
      <style:paragraph-properties fo:margin-top="0cm" fo:margin-bottom="0.4cm" loext:contextual-spacing="false" fo:text-align="center" style:justify-single-word="false"/>
      <style:text-properties style:font-name="Calibri1" fo:font-weight="bold"/>
    </style:style>
    <style:style style:name="P6" style:family="paragraph" style:parent-style-name="Text_20_body">
      <style:paragraph-properties fo:margin-top="0cm" fo:margin-bottom="0.4cm" loext:contextual-spacing="false" fo:text-align="center" style:justify-single-word="false"/>
      <style:text-properties style:font-name="Calibri1" fo:font-weight="bold" style:font-weight-asian="bold" style:font-weight-complex="bold"/>
    </style:style>
    <style:style style:name="P7" style:family="paragraph" style:parent-style-name="Text_20_body">
      <style:paragraph-properties fo:margin-top="0cm" fo:margin-bottom="0.4cm" loext:contextual-spacing="false" fo:text-align="center" style:justify-single-word="false"/>
      <style:text-properties style:font-name="Calibri1" fo:font-size="12pt" fo:font-weight="bold" style:font-size-asian="12pt" style:font-size-complex="12pt"/>
    </style:style>
    <style:style style:name="P8" style:family="paragraph" style:parent-style-name="Text_20_body">
      <style:text-properties style:font-name="Calibri1" fo:font-size="11pt" style:font-size-asian="11pt" style:font-size-complex="11pt"/>
    </style:style>
    <style:style style:name="P9" style:family="paragraph" style:parent-style-name="Text_20_body">
      <style:paragraph-properties fo:text-align="justify" style:justify-single-word="false"/>
      <style:text-properties style:font-name="Calibri1" fo:font-size="11pt" style:font-size-asian="11pt" style:font-size-complex="11pt"/>
    </style:style>
    <style:style style:name="P10" style:family="paragraph" style:parent-style-name="Text_20_body">
      <style:paragraph-properties fo:line-height="115%" fo:text-align="justify" style:justify-single-word="false"/>
      <style:text-properties style:font-name="Calibri1" fo:font-size="11pt" style:font-size-asian="11pt" style:font-size-complex="11pt"/>
    </style:style>
    <style:style style:name="P11" style:family="paragraph" style:parent-style-name="Text_20_body">
      <style:text-properties style:font-name="Calibri1" fo:font-size="11pt" officeooo:paragraph-rsid="000e2e8f" style:font-size-asian="11pt" style:font-size-complex="11pt"/>
    </style:style>
    <style:style style:name="P12" style:family="paragraph" style:parent-style-name="Text_20_body">
      <style:text-properties style:font-name="Calibri1" fo:font-size="11pt" fo:font-weight="bold" style:font-size-asian="11pt" style:font-size-complex="11pt"/>
    </style:style>
    <style:style style:name="P13" style:family="paragraph" style:parent-style-name="Text_20_body">
      <style:text-properties style:font-name="Calibri1" fo:font-size="10pt" fo:font-weight="bold" style:font-size-asian="10pt" style:font-size-complex="10pt"/>
    </style:style>
    <style:style style:name="P14" style:family="paragraph" style:parent-style-name="Text_20_body">
      <style:paragraph-properties fo:margin-top="0cm" fo:margin-bottom="0.409cm" loext:contextual-spacing="false" fo:text-align="center" style:justify-single-word="false"/>
      <style:text-properties style:font-name="Calibri1" fo:font-weight="bold"/>
    </style:style>
    <style:style style:name="P15" style:family="paragraph" style:parent-style-name="Text_20_body">
      <style:paragraph-properties fo:margin-top="0cm" fo:margin-bottom="0.409cm" loext:contextual-spacing="false" fo:text-align="center" style:justify-single-word="false"/>
      <style:text-properties style:font-name="Calibri1" fo:font-weight="bold" style:font-weight-asian="bold" style:font-weight-complex="bold"/>
    </style:style>
    <style:style style:name="P16" style:family="paragraph" style:parent-style-name="Text_20_body">
      <style:paragraph-properties fo:margin-top="0cm" fo:margin-bottom="0.409cm" loext:contextual-spacing="false" fo:text-align="center" style:justify-single-word="false"/>
      <style:text-properties style:font-name="Calibri1" fo:font-size="12pt" fo:font-weight="bold" style:font-size-asian="12pt" style:font-weight-asian="bold" style:font-size-complex="12pt" style:font-weight-complex="bold"/>
    </style:style>
    <style:style style:name="P17" style:family="paragraph" style:parent-style-name="Text_20_body">
      <style:paragraph-properties fo:margin-top="0cm" fo:margin-bottom="0.409cm" loext:contextual-spacing="false" fo:text-align="center" style:justify-single-word="false"/>
      <style:text-properties style:font-name="Calibri1" fo:font-size="12pt" fo:font-weight="bold" style:font-size-asian="12pt" style:font-size-complex="12pt"/>
    </style:style>
    <style:style style:name="P18" style:family="paragraph" style:parent-style-name="Text_20_body">
      <style:paragraph-properties fo:margin-top="0cm" fo:margin-bottom="0cm" loext:contextual-spacing="false" fo:text-align="justify" style:justify-single-word="false"/>
      <style:text-properties style:font-name="Calibri1" fo:font-size="11pt" style:font-size-asian="11pt" style:font-size-complex="11pt"/>
    </style:style>
    <style:style style:name="P19" style:family="paragraph" style:parent-style-name="Table_20_Contents">
      <style:paragraph-properties fo:margin-top="0cm" fo:margin-bottom="0cm" loext:contextual-spacing="false" fo:text-align="justify" style:justify-single-word="false"/>
      <style:text-properties style:font-name="Calibri1" fo:font-size="11pt" style:font-size-asian="11pt" style:font-size-complex="11pt"/>
    </style:style>
    <style:style style:name="P20" style:family="paragraph" style:parent-style-name="Text_20_body">
      <style:paragraph-properties fo:margin-top="0cm" fo:margin-bottom="0.011cm" loext:contextual-spacing="false" fo:text-align="justify" style:justify-single-word="false"/>
      <style:text-properties style:font-name="Calibri1" fo:font-size="11pt" style:font-size-asian="11pt" style:font-size-complex="11pt"/>
    </style:style>
    <style:style style:name="P21" style:family="paragraph" style:parent-style-name="Table_20_Contents">
      <style:text-properties style:font-name="Calibri1" fo:font-size="11pt" style:font-size-asian="11pt" style:font-size-complex="11pt"/>
    </style:style>
    <style:style style:name="P22" style:family="paragraph" style:parent-style-name="Table_20_Contents">
      <style:paragraph-properties fo:text-align="justify" style:justify-single-word="false"/>
      <style:text-properties style:font-name="Calibri1" fo:font-size="11pt" style:font-size-asian="11pt" style:font-size-complex="11pt"/>
    </style:style>
    <style:style style:name="P23" style:family="paragraph" style:parent-style-name="Table_20_Contents">
      <style:paragraph-properties fo:text-align="center" style:justify-single-word="false"/>
      <style:text-properties style:font-name="Calibri1" fo:font-size="11pt" style:font-size-asian="11pt" style:font-size-complex="11pt"/>
    </style:style>
    <style:style style:name="P24" style:family="paragraph" style:parent-style-name="Table_20_Contents">
      <style:paragraph-properties fo:text-align="center" style:justify-single-word="false"/>
      <style:text-properties style:font-name="Arial" fo:font-size="10pt"/>
    </style:style>
    <style:style style:name="P25" style:family="paragraph" style:parent-style-name="Table_20_Contents">
      <style:text-properties style:font-name="Arial" fo:font-size="10pt" style:font-size-asian="10pt" style:font-size-complex="10pt"/>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officeooo:paragraph-rsid="000fbaaa"/>
    </style:style>
    <style:style style:name="P28" style:family="paragraph" style:parent-style-name="Text_20_body">
      <style:paragraph-properties fo:margin-top="0cm" fo:margin-bottom="0cm" loext:contextual-spacing="false" fo:text-align="center" style:justify-single-word="false"/>
      <style:text-properties style:font-name="Arial" fo:font-size="11pt" officeooo:paragraph-rsid="001e373f" style:font-size-asian="11pt" style:font-size-complex="11pt"/>
    </style:style>
    <style:style style:name="P29" style:family="paragraph" style:parent-style-name="Text_20_body">
      <style:paragraph-properties fo:margin-top="0cm" fo:margin-bottom="0cm" loext:contextual-spacing="false" fo:line-height="115%" fo:text-align="center" style:justify-single-word="false"/>
      <style:text-properties style:font-name="Times New Roman" fo:font-size="12pt" officeooo:paragraph-rsid="0020599a" style:font-size-asian="12pt" style:font-size-complex="12pt"/>
    </style:style>
    <style:style style:name="P30" style:family="paragraph" style:parent-style-name="Text_20_body">
      <style:paragraph-properties fo:margin-top="0cm" fo:margin-bottom="0cm" loext:contextual-spacing="false" fo:text-align="end" style:justify-single-word="false" style:shadow="none"/>
      <style:text-properties style:font-name="Arial" fo:font-size="10pt" officeooo:paragraph-rsid="001e373f"/>
    </style:style>
    <style:style style:name="P31" style:family="paragraph" style:parent-style-name="Table_20_Contents">
      <style:paragraph-properties fo:text-align="center" style:justify-single-word="false"/>
      <style:text-properties style:font-name="Arial" fo:font-size="11pt" officeooo:paragraph-rsid="001e373f" style:font-size-asian="11pt" style:font-size-complex="11pt"/>
    </style:style>
    <style:style style:name="P32" style:family="paragraph" style:parent-style-name="Table_20_Contents">
      <style:text-properties style:font-name="Calibri1" fo:font-size="11pt" officeooo:paragraph-rsid="001e373f" style:font-size-asian="11pt" style:font-size-complex="11pt"/>
    </style:style>
    <style:style style:name="P33" style:family="paragraph" style:parent-style-name="Table_20_Contents">
      <style:paragraph-properties fo:margin-top="0cm" fo:margin-bottom="0cm" loext:contextual-spacing="false" fo:line-height="115%" fo:text-align="end" style:justify-single-word="false" style:shadow="none"/>
      <style:text-properties style:font-name="Arial" fo:font-size="10pt" officeooo:paragraph-rsid="001e373f"/>
    </style:style>
    <style:style style:name="P34" style:family="paragraph" style:parent-style-name="Table_20_Contents">
      <style:paragraph-properties fo:margin-top="0cm" fo:margin-bottom="0cm" loext:contextual-spacing="false" fo:text-align="end" style:justify-single-word="false" style:shadow="none"/>
      <style:text-properties style:font-name="Arial" fo:font-size="10pt" officeooo:paragraph-rsid="001e373f"/>
    </style:style>
    <style:style style:name="P35" style:family="paragraph" style:parent-style-name="Frame_20_contents">
      <style:paragraph-properties fo:text-align="start" style:justify-single-word="false"/>
      <style:text-properties style:font-name="Calibri1" fo:font-size="11pt" officeooo:paragraph-rsid="001e373f" style:font-size-asian="11pt" style:font-size-complex="11pt"/>
    </style:style>
    <style:style style:name="T1" style:family="text">
      <style:text-properties fo:font-size="11pt"/>
    </style:style>
    <style:style style:name="T2" style:family="text">
      <style:text-properties fo:font-size="11pt" style:text-underline-style="solid" style:text-underline-width="auto" style:text-underline-color="font-color"/>
    </style:style>
    <style:style style:name="T3" style:family="text">
      <style:text-properties fo:font-size="11pt" style:text-underline-style="solid" style:text-underline-width="auto" style:text-underline-color="font-color" fo:font-weight="bold"/>
    </style:style>
    <style:style style:name="T4" style:family="text">
      <style:text-properties fo:font-size="11pt" fo:font-weight="bold" officeooo:rsid="0011cde6" style:font-size-asian="11pt" style:font-size-complex="11pt"/>
    </style:style>
    <style:style style:name="T5" style:family="text">
      <style:text-properties fo:font-size="11pt" officeooo:rsid="000fa143" style:font-size-asian="11pt" style:font-size-complex="11pt"/>
    </style:style>
    <style:style style:name="T6" style:family="text">
      <style:text-properties style:font-name="Calibri1"/>
    </style:style>
    <style:style style:name="T7" style:family="text">
      <style:text-properties style:font-name="Calibri1" fo:font-size="11pt" officeooo:rsid="000e2e8f" style:font-size-asian="11pt" style:font-size-complex="11pt"/>
    </style:style>
    <style:style style:name="T8" style:family="text">
      <style:text-properties style:font-name="Calibri1" fo:font-size="11pt" officeooo:rsid="000fbaaa" style:font-size-asian="11pt" style:font-size-complex="11pt"/>
    </style:style>
    <style:style style:name="T9" style:family="text">
      <style:text-properties style:font-name="Calibri1" fo:font-size="11pt" officeooo:rsid="0018afad" style:font-size-asian="11pt" style:font-size-complex="11pt"/>
    </style:style>
    <style:style style:name="T10" style:family="text">
      <style:text-properties style:font-name="Calibri1" fo:font-size="11pt" officeooo:rsid="001947ee" style:font-size-asian="11pt" style:font-size-complex="11pt"/>
    </style:style>
    <style:style style:name="T11" style:family="text">
      <style:text-properties style:font-name="Calibri1" fo:font-size="11pt" officeooo:rsid="001a1b7a" style:font-size-asian="11pt" style:font-size-complex="11pt"/>
    </style:style>
    <style:style style:name="T12" style:family="text">
      <style:text-properties officeooo:rsid="000e2e8f"/>
    </style:style>
    <style:style style:name="T13" style:family="text">
      <style:text-properties officeooo:rsid="000fbaaa"/>
    </style:style>
    <style:style style:name="T14" style:family="text">
      <style:text-properties style:font-name="Arial"/>
    </style:style>
    <style:style style:name="T15" style:family="text">
      <style:text-properties style:font-name="Arial" fo:font-size="10pt" officeooo:rsid="001a866f"/>
    </style:style>
    <style:style style:name="T16" style:family="text">
      <style:text-properties fo:font-weight="bold" officeooo:rsid="0011cde6" style:font-size-asian="8.75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date_heure_constatation_faits" text:name="py3o.o.date_heure_constatation_faits"/>
        <text:user-field-decl office:value-type="string" office:string-value="r.name" text:name="py3o.r.name"/>
        <text:user-field-decl office:value-type="string" office:string-value="o.mesure_pour_proteger_accompagner" text:name="py3o.o.mesure_pour_proteger_accompagner"/>
        <text:user-field-decl office:value-type="string" office:string-value="o.mesure_pour_assurer_continuite" text:name="py3o.o.mesure_pour_assurer_continuite"/>
        <text:user-field-decl office:value-type="string" office:string-value="o.mesure_egard_autres_personnes" text:name="py3o.o.mesure_egard_autres_personnes"/>
        <text:user-field-decl office:value-type="string" office:string-value="o.mesure_usagers" text:name="py3o.o.mesure_usagers"/>
        <text:user-field-decl office:value-type="string" office:string-value="o.mesure_personnel" text:name="py3o.o.mesure_personnel"/>
        <text:user-field-decl office:value-type="string" office:string-value="o.mesure_organisation" text:name="py3o.o.mesure_organisation"/>
        <text:user-field-decl office:value-type="string" office:string-value="o.mesure_structure" text:name="py3o.o.mesure_structure"/>
        <text:user-field-decl office:value-type="string" office:string-value="o.evolution_previsible" text:name="py3o.o.evolution_previsible"/>
        <text:user-field-decl office:value-type="string" office:string-value="o.communication_prevue_oui" text:name="py3o.o.communication_prevue_oui"/>
        <text:user-field-decl office:value-type="string" office:string-value="o.etablissement_id.name" text:name="py3o.o.etablissement_id.name"/>
        <text:user-field-decl office:value-type="string" office:string-value="o.etablissement_id.adresse1" text:name="py3o.o.etablissement_id.adresse1"/>
        <text:user-field-decl office:value-type="string" office:string-value="o.etablissement_id.director_id.phone" text:name="py3o.o.etablissement_id.director_id.phone"/>
        <text:user-field-decl office:value-type="string" office:string-value="o.start_date" text:name="py3o.o.start_date"/>
        <text:user-field-decl office:value-type="string" office:string-value="o.etablissement_id.fax" text:name="py3o.o.etablissement_id.fax"/>
      </text:user-field-decls>
      <text:p text:style-name="Standard"/>
      <text:p text:style-name="Standard"/>
      <text:p text:style-name="P2"><text:span text:style-name="T6">Formulaire de transmission de l’information aux autorités administratives</text:span> </text:p>
      <text:p text:style-name="Standard"/>
      <text:p text:style-name="Standard"/>
      <text:p text:style-name="P14">Identification de la structure et du déclarant</text:p>
      <table:table table:name="Tableau1" table:style-name="Tableau1">
        <table:table-column table:style-name="Tableau1.A"/>
        <table:table-column table:style-name="Tableau1.B"/>
        <table:table-row>
          <table:table-cell table:style-name="Tableau1.A1" office:value-type="string">
            <text:p text:style-name="P21">Association</text:p>
          </table:table-cell>
          <table:table-cell table:style-name="Tableau1.B1" office:value-type="string">
            <text:p text:style-name="P21"/>
          </table:table-cell>
        </table:table-row>
        <table:table-row>
          <table:table-cell table:style-name="Tableau1.A2" office:value-type="string">
            <text:p text:style-name="P21">Établissement/service</text:p>
          </table:table-cell>
          <table:table-cell table:style-name="Tableau1.B2" office:value-type="string">
            <text:p text:style-name="P31"><text:user-field-get text:name="py3o.o.etablissement_id.name">o.etablissement_id.name</text:user-field-get></text:p>
          </table:table-cell>
        </table:table-row>
        <table:table-row>
          <table:table-cell table:style-name="Tableau1.A2" office:value-type="string">
            <text:p text:style-name="P21">Adresse de l'établissement/structure</text:p>
          </table:table-cell>
          <table:table-cell table:style-name="Tableau1.B2" office:value-type="string">
            <text:p text:style-name="P31"><text:user-field-get text:name="py3o.o.etablissement_id.adresse1">o.etablissement_id.adresse1</text:user-field-get></text:p>
          </table:table-cell>
        </table:table-row>
        <table:table-row>
          <table:table-cell table:style-name="Tableau1.A2" office:value-type="string">
            <text:p text:style-name="P21">Coordonnée téléphonique / fax</text:p>
          </table:table-cell>
          <table:table-cell table:style-name="Tableau1.B2" office:value-type="string">
            <text:p text:style-name="P28"><text:user-field-get text:name="py3o.o.etablissement_id.director_id.phone">o.etablissement_id.director_id.phone</text:user-field-get></text:p>
            <text:p text:style-name="P29"><text:user-field-get text:name="py3o.o.etablissement_id.fax">o.etablissement_id.fax</text:user-field-get></text:p>
          </table:table-cell>
        </table:table-row>
        <table:table-row>
          <table:table-cell table:style-name="Tableau1.A2" office:value-type="string">
            <text:p text:style-name="P21">Courriel</text:p>
          </table:table-cell>
          <table:table-cell table:style-name="Tableau1.B2" office:value-type="string">
            <text:p text:style-name="P21"/>
          </table:table-cell>
        </table:table-row>
        <table:table-row>
          <table:table-cell table:style-name="Tableau1.A2" office:value-type="string">
            <text:p text:style-name="P21">Date et heure de la déclaration</text:p>
          </table:table-cell>
          <table:table-cell table:style-name="Tableau1.B2" office:value-type="string">
            <text:p text:style-name="P35"><text:user-field-get text:name="py3o.o.start_date">o.start_date</text:user-field-get></text:p>
          </table:table-cell>
        </table:table-row>
        <table:table-row>
          <table:table-cell table:style-name="Tableau1.A2" office:value-type="string">
            <text:p text:style-name="P21">Nom et qualité du déclarant</text:p>
          </table:table-cell>
          <table:table-cell table:style-name="Tableau1.B2" office:value-type="string">
            <text:p text:style-name="P32"><text:s text:c="47"/><text:span text:style-name="T14"><text:user-field-get text:name="py3o.o.etablissement_id.director_id.phone">o.etablissement_id.director_id.phone</text:user-field-get></text:span></text:p>
          </table:table-cell>
        </table:table-row>
      </table:table>
      <text:p text:style-name="P16"/>
      <text:p text:style-name="P15">Nature des faits</text:p>
      <table:table table:name="Tableau2" table:style-name="Tableau2">
        <table:table-column table:style-name="Tableau2.A"/>
        <table:table-column table:style-name="Tableau2.B"/>
        <table:table-row>
          <table:table-cell table:style-name="Tableau2.A1" office:value-type="string">
            <text:p text:style-name="P22">Les sinistres et évènements météorologiques exceptionnels (inondation, tempête, incendie, rupture de fourniture d’électricité, d’eau...) </text:p>
          </table:table-cell>
          <table:table-cell table:style-name="Tableau2.B1" office:value-type="string">
            <text:p text:style-name="P30"><text:a xlink:type="simple" xlink:href="py3o://function=%22o.nature(27)%22" text:style-name="Internet_20_link" text:visited-style-name="Visited_20_Internet_20_Link"><text:span text:style-name="T16">function="o.nature(27)"</text:span></text:a></text:p>
          </table:table-cell>
        </table:table-row>
        <table:table-row>
          <table:table-cell table:style-name="Tableau2.A2" office:value-type="string">
            <text:p text:style-name="P22">Accident ou incident lie à une défaillance technique (pannes prolongées d’électricité, de chauffage, d’ascenseur...)</text:p>
          </table:table-cell>
          <table:table-cell table:style-name="Tableau2.B2" office:value-type="string">
            <text:p text:style-name="P24">☐</text:p>
          </table:table-cell>
        </table:table-row>
        <table:table-row>
          <table:table-cell table:style-name="Tableau2.A2" office:value-type="string">
            <text:p text:style-name="P22">Evènement en santé environnementale (épidémie, intoxication ; légionnelles ; maladies infectieuses...) </text:p>
          </table:table-cell>
          <table:table-cell table:style-name="Tableau2.B2" office:value-type="string">
            <text:p text:style-name="P33"><text:a xlink:type="simple" xlink:href="py3o://function=%22o.nature(3)%22" text:style-name="Internet_20_link" text:visited-style-name="Visited_20_Internet_20_Link"><text:span text:style-name="T16">function="o.nature(3)"</text:span></text:a></text:p>
          </table:table-cell>
        </table:table-row>
        <table:table-row>
          <table:table-cell table:style-name="Tableau2.A2" office:value-type="string">
            <text:p text:style-name="P22">Perturbation dans l’organisation du travail et la gestion des ressources humaines</text:p>
            <text:p text:style-name="P22">(vacance de poste prolongée, notamment d’encadrement, difficulté de recrutement, absence imprévue de plusieurs personnels, turn over du personnel, grève..., mettant en difficulté l’effectivité de la prise en charge ou la sécurité des personnes accueillies). </text:p>
          </table:table-cell>
          <table:table-cell table:style-name="Tableau2.B2" office:value-type="string">
            <text:p text:style-name="P24">☐</text:p>
          </table:table-cell>
        </table:table-row>
        <table:table-row>
          <table:table-cell table:style-name="Tableau2.A2" office:value-type="string">
            <text:p text:style-name="P22">Accident ou incident lie à une erreur ou à un défaut de soin ou de surveillance</text:p>
            <text:p text:style-name="P22">(erreur dans la distribution de médicament, traitement inadapté, retard dans la prise en</text:p>
            <text:p text:style-name="P22">charge ou le traitement apporté...) </text:p>
          </table:table-cell>
          <table:table-cell table:style-name="Tableau2.B2" office:value-type="string">
            <text:p text:style-name="P26"><text:a xlink:type="simple" xlink:href="py3o://function=%22o.nature(2)%22" text:style-name="Internet_20_link" text:visited-style-name="Visited_20_Internet_20_Link"><text:span text:style-name="T15">function="o.nature(2)"</text:span></text:a></text:p>
          </table:table-cell>
        </table:table-row>
        <table:table-row>
          <table:table-cell table:style-name="Tableau2.A2" office:value-type="string">
            <text:p text:style-name="P22">Perturbation de l’organisation ou du fonctionnement liée à des difficultés relationnelles récurrentes avec une famille ou des proches ou du fait d’autres personnes extérieures à la structure (conflit important sur la prise en charge d’une personne, menaces répétées, demandes inadaptées, défiance à l’encontre du personnel, activités illicites...) </text:p>
          </table:table-cell>
          <table:table-cell table:style-name="Tableau2.B2" office:value-type="string">
            <text:p text:style-name="P34"><text:a xlink:type="simple" xlink:href="py3o://function=%22o.nature(11)%22" text:style-name="Internet_20_link" text:visited-style-name="Visited_20_Internet_20_Link"><text:span text:style-name="T4">function="o.nature(11)"</text:span></text:a></text:p>
          </table:table-cell>
        </table:table-row>
        <text:soft-page-break/>
        <table:table-row>
          <table:table-cell table:style-name="Tableau2.A2" office:value-type="string">
            <text:p text:style-name="P22">Décès accidentel ou consécutif à un défaut de surveillance ou de prise en charge d’une personne (suite à une chute, un accident de contention...) </text:p>
          </table:table-cell>
          <table:table-cell table:style-name="Tableau2.B2" office:value-type="string">
            <text:p text:style-name="P26"><text:a xlink:type="simple" xlink:href="py3o://function=%22o.nature(9)%22" text:style-name="Internet_20_link" text:visited-style-name="Visited_20_Internet_20_Link"><text:span text:style-name="T15">function="o.nature(9)"</text:span></text:a></text:p>
          </table:table-cell>
        </table:table-row>
        <table:table-row>
          <table:table-cell table:style-name="Tableau2.A2" office:value-type="string">
            <text:p text:style-name="P22">Suicide ou tentative de suicide</text:p>
          </table:table-cell>
          <table:table-cell table:style-name="Tableau2.B2" office:value-type="string">
            <text:p text:style-name="P34"><text:a xlink:type="simple" xlink:href="py3o://function=%22o.nature(35)%22" text:style-name="Internet_20_link" text:visited-style-name="Visited_20_Internet_20_Link"><text:span text:style-name="T5">function="o.nature(35)"</text:span></text:a></text:p>
          </table:table-cell>
        </table:table-row>
        <table:table-row>
          <table:table-cell table:style-name="Tableau2.A2" office:value-type="string">
            <text:p text:style-name="P22">Situation de maltraitance envers les usagers</text:p>
            <text:p text:style-name="P22">(violence physique, psychologique ou morale, agression sexuelle, négligence grave,</text:p>
            <text:p text:style-name="P22">privation de droit, vol, comportement d’emprise, isolement vis-à-vis des proches, défaut d’adaptation des équipements nécessaires aux personnes à mobilité réduite...) </text:p>
          </table:table-cell>
          <table:table-cell table:style-name="Tableau2.B2" office:value-type="string">
            <text:p text:style-name="P24">☐</text:p>
          </table:table-cell>
        </table:table-row>
        <table:table-row>
          <table:table-cell table:style-name="Tableau2.A2" office:value-type="string">
            <text:p text:style-name="P22">Disparition inquiétante (disparition entrainant la mobilisation des services de police ou de gendarmerie pour rechercher la personne) </text:p>
          </table:table-cell>
          <table:table-cell table:style-name="Tableau2.B2" office:value-type="string">
            <text:p text:style-name="P26"><text:a xlink:type="simple" xlink:href="py3o://function=%22o.nature(12)%22" text:style-name="Internet_20_link" text:visited-style-name="Visited_20_Internet_20_Link"><text:span text:style-name="T15">function="o.nature(12)"</text:span></text:a></text:p>
          </table:table-cell>
        </table:table-row>
        <table:table-row>
          <table:table-cell table:style-name="Tableau2.A2" office:value-type="string">
            <text:p text:style-name="P22">Comportement violent de la part des usagers envers d’autres usagers ou du personnel, au sein de la structure, (agressivité, menaces, violence physique, agression sexuelle...) ainsi que manquement grave au règlement de fonctionnement (non-respect des règles de vie en collectivité, pratiques ou comportements inadaptés ou délictueux...) </text:p>
          </table:table-cell>
          <table:table-cell table:style-name="Tableau2.B2" office:value-type="string">
            <text:p text:style-name="P26"><text:a xlink:type="simple" xlink:href="py3o://function=%22o.nature(6)%22" text:style-name="Internet_20_link" text:visited-style-name="Visited_20_Internet_20_Link"><text:span text:style-name="T15">function="o.nature(6)"</text:span></text:a></text:p>
          </table:table-cell>
        </table:table-row>
        <table:table-row>
          <table:table-cell table:style-name="Tableau2.A2" office:value-type="string">
            <text:p text:style-name="P22">Actes de malveillance au sein de la structure (détérioration volontaire de locaux, d’équipement ou de matériel, vol...) </text:p>
          </table:table-cell>
          <table:table-cell table:style-name="Tableau2.B2" office:value-type="string">
            <text:p text:style-name="P26"><text:a xlink:type="simple" xlink:href="py3o://function=%22o.nature(33)%22" text:style-name="Internet_20_link" text:visited-style-name="Visited_20_Internet_20_Link"><text:span text:style-name="T15">function="o.nature(33)"</text:span></text:a></text:p>
          </table:table-cell>
        </table:table-row>
      </table:table>
      <text:p text:style-name="P16"/>
      <text:p text:style-name="P16">Circonstances et déroulement des faits</text:p>
      <table:table table:name="Tableau3" table:style-name="Tableau3">
        <table:table-column table:style-name="Tableau3.A"/>
        <table:table-row>
          <table:table-cell table:style-name="Tableau3.A1" office:value-type="string">
            <text:p text:style-name="P8">Date et heure des faits : </text:p>
            <text:p text:style-name="P11">Date et heure de la constatation des faits: <text:user-field-get text:name="py3o.o.date_heure_constatation_faits">o.date_heure_constatation_faits</text:user-field-get></text:p>
            <text:p text:style-name="P8">Circonstances et déroulement des faits: </text:p>
          </table:table-cell>
        </table:table-row>
      </table:table>
      <text:p text:style-name="Standard"/>
      <text:p text:style-name="Standard"/>
      <text:p text:style-name="P16">Conséquences constatées au moment de la transmission de l’information</text:p>
      <table:table table:name="Tableau4" table:style-name="Tableau4">
        <table:table-column table:style-name="Tableau4.A"/>
        <table:table-column table:style-name="Tableau4.B"/>
        <table:table-row>
          <table:table-cell table:style-name="Tableau4.A1" office:value-type="string">
            <text:p text:style-name="P20">Pour la ou les personnes prises en charge</text:p>
            <text:p text:style-name="P20">(décès, hospitalisation, blessure, aggravation de l’état de sante, changement comportement ou d’humeur...) </text:p>
          </table:table-cell>
          <table:table-cell table:style-name="Tableau4.B1" office:value-type="string">
            <text:p text:style-name="P26"><text:a xlink:type="simple" xlink:href="py3o://for=%22r%20in%20o.consequence_personne_prise_en_charge_ids%22" text:style-name="Internet_20_link" text:visited-style-name="Visited_20_Internet_20_Link"><text:span text:style-name="T7">for="r in o.consequence_personne_prise_en_charge_ids"</text:span></text:a></text:p>
            <text:p text:style-name="P26"><text:user-field-get text:name="py3o.r.name">r.name</text:user-field-get></text:p>
            <text:p text:style-name="P26"><text:a xlink:type="simple" xlink:href="py3o:///for" text:style-name="Internet_20_link" text:visited-style-name="Visited_20_Internet_20_Link"><text:span text:style-name="T12">/for</text:span></text:a></text:p>
          </table:table-cell>
        </table:table-row>
        <table:table-row>
          <table:table-cell table:style-name="Tableau4.A2" office:value-type="string">
            <text:p text:style-name="P20">Pour les personnels (empêchement de venir sur le lieu de travail, arrêt maladie, réquisition...) </text:p>
          </table:table-cell>
          <table:table-cell table:style-name="Tableau4.B3" office:value-type="string">
            <text:p text:style-name="P26"><text:a xlink:type="simple" xlink:href="py3o://for=%22r%20in%20o.consequence_personnel_ids%22" text:style-name="Internet_20_link" text:visited-style-name="Visited_20_Internet_20_Link"><text:span text:style-name="T8">for="r in o.consequence_personnel_ids"</text:span></text:a></text:p>
            <text:p text:style-name="P27"><text:user-field-get text:name="py3o.r.name">r.name</text:user-field-get></text:p>
            <text:p text:style-name="P26"><text:a xlink:type="simple" xlink:href="py3o:///for" text:style-name="Internet_20_link" text:visited-style-name="Visited_20_Internet_20_Link"><text:span text:style-name="T13">/for</text:span></text:a></text:p>
          </table:table-cell>
        </table:table-row>
        <table:table-row>
          <table:table-cell table:style-name="Tableau4.A2" office:value-type="string">
            <text:p text:style-name="P20">Pour l’organisation et le fonctionnement de la structure (difficulté d’approvisionnement, difficulté d’accès a la structure ou sur le lieu de prise en charge de la personne, nécessite de déplacer des résidents, suspension <text:soft-page-break/>d’activité...) </text:p>
          </table:table-cell>
          <table:table-cell table:style-name="Tableau4.B3" office:value-type="string">
            <text:p text:style-name="P26"><text:a xlink:type="simple" xlink:href="py3o://for=%22r%20in%20o.consequence_fonctionnement_stucture_ids%22" text:style-name="Internet_20_link" text:visited-style-name="Visited_20_Internet_20_Link"><text:span text:style-name="T8">for="r in o.consequence_fonctionnement_stucture_ids"</text:span></text:a></text:p>
            <text:p text:style-name="P27"><text:user-field-get text:name="py3o.r.name">r.name</text:user-field-get></text:p>
            <text:p text:style-name="P26"><text:a xlink:type="simple" xlink:href="py3o:///for" text:style-name="Internet_20_link" text:visited-style-name="Visited_20_Internet_20_Link"><text:span text:style-name="T13">/for</text:span></text:a></text:p>
          </table:table-cell>
        </table:table-row>
      </table:table>
      <text:p text:style-name="P16"/>
      <text:p text:style-name="P5">Demande d’intervention des secours (pompiers, SAMU, police, gendarmerie...)</text:p>
      <table:table table:name="Tableau5" table:style-name="Tableau5">
        <table:table-column table:style-name="Tableau5.A"/>
        <table:table-row>
          <table:table-cell table:style-name="Tableau5.A1" office:value-type="string">
            <text:p text:style-name="P20">Oui (préciser) ☐</text:p>
          </table:table-cell>
        </table:table-row>
        <table:table-row>
          <table:table-cell table:style-name="Tableau5.A2" office:value-type="string">
            <text:p text:style-name="P20">Non                  ☐ </text:p>
          </table:table-cell>
        </table:table-row>
      </table:table>
      <text:p text:style-name="P5"/>
      <text:p text:style-name="P5">Mesures immédiates prises par la structure</text:p>
      <table:table table:name="Tableau6" table:style-name="Tableau6">
        <table:table-column table:style-name="Tableau6.A"/>
        <table:table-column table:style-name="Tableau6.B"/>
        <table:table-row>
          <table:table-cell table:style-name="Tableau6.A1" office:value-type="string">
            <text:p text:style-name="P20">Pour protéger, accompagner ou soutenir les personnes victimes ou exposées </text:p>
          </table:table-cell>
          <table:table-cell table:style-name="Tableau6.B1" office:value-type="string">
            <text:p text:style-name="P23"><text:user-field-get text:name="py3o.o.mesure_pour_proteger_accompagner">o.mesure_pour_proteger_accompagner</text:user-field-get></text:p>
          </table:table-cell>
        </table:table-row>
        <table:table-row>
          <table:table-cell table:style-name="Tableau6.A2" office:value-type="string">
            <text:p text:style-name="P20">Pour assurer la continuité de la prise en charge, le cas échéant </text:p>
          </table:table-cell>
          <table:table-cell table:style-name="Tableau6.B2" office:value-type="string">
            <text:p text:style-name="P23"><text:user-field-get text:name="py3o.o.mesure_pour_assurer_continuite">o.mesure_pour_assurer_continuite</text:user-field-get></text:p>
          </table:table-cell>
        </table:table-row>
        <table:table-row>
          <table:table-cell table:style-name="Tableau6.A2" office:value-type="string">
            <text:p text:style-name="P20">A l’égard des autres personnes prises en charge ou du personnel, le cas échéant</text:p>
            <text:p text:style-name="P20">(par exemple : information a l’ensemble des usagers, soutien psychologique...) </text:p>
          </table:table-cell>
          <table:table-cell table:style-name="Tableau6.B2" office:value-type="string">
            <text:p text:style-name="P23"><text:user-field-get text:name="py3o.o.mesure_egard_autres_personnes">o.mesure_egard_autres_personnes</text:user-field-get></text:p>
          </table:table-cell>
        </table:table-row>
      </table:table>
      <text:p text:style-name="P5"/>
      <text:p text:style-name="P5">Information des personnes concernées, des familles et des proches sous réserve de l’accord de la personne concernée selon la nature des faits</text:p>
      <table:table table:name="Tableau10" table:style-name="Tableau10">
        <table:table-column table:style-name="Tableau10.A"/>
        <table:table-row>
          <table:table-cell table:style-name="Tableau10.A1" office:value-type="string">
            <text:p text:style-name="P21">☐ Non</text:p>
            <text:p text:style-name="P21">☐ Oui, précisez :</text:p>
            <text:p text:style-name="P25"/>
            <text:p text:style-name="P21">Usagers :</text:p>
            <table:table table:name="Tableau7" table:style-name="Tableau7">
              <table:table-column table:style-name="Tableau7.A"/>
              <table:table-column table:style-name="Tableau7.B"/>
              <table:table-column table:style-name="Tableau7.C"/>
              <table:table-row>
                <table:table-cell table:style-name="Tableau7.A1" office:value-type="string">
                  <text:p text:style-name="P21">Date et heure</text:p>
                </table:table-cell>
                <table:table-cell table:style-name="Tableau7.A1" office:value-type="string">
                  <text:p text:style-name="P21">Information cible</text:p>
                </table:table-cell>
                <table:table-cell table:style-name="Tableau7.C1" office:value-type="string">
                  <text:p text:style-name="P21">Support</text:p>
                </table:table-cell>
              </table:table-row>
              <table:table-row>
                <table:table-cell table:style-name="Tableau7.A2" office:value-type="string">
                  <text:p text:style-name="P21"/>
                </table:table-cell>
                <table:table-cell table:style-name="Tableau7.A2" office:value-type="string">
                  <text:p text:style-name="P21"/>
                </table:table-cell>
                <table:table-cell table:style-name="Tableau7.C2" office:value-type="string">
                  <text:p text:style-name="P21"/>
                </table:table-cell>
              </table:table-row>
            </table:table>
            <text:p text:style-name="P21"/>
            <text:p text:style-name="P21">Familles/représentants légaux/proches :</text:p>
            <table:table table:name="Tableau8" table:style-name="Tableau8">
              <table:table-column table:style-name="Tableau8.A"/>
              <table:table-column table:style-name="Tableau8.B"/>
              <table:table-column table:style-name="Tableau8.C"/>
              <table:table-row>
                <table:table-cell table:style-name="Tableau8.A1" office:value-type="string">
                  <text:p text:style-name="P21">Date et heure</text:p>
                </table:table-cell>
                <table:table-cell table:style-name="Tableau8.A1" office:value-type="string">
                  <text:p text:style-name="P21">Information cible</text:p>
                </table:table-cell>
                <table:table-cell table:style-name="Tableau8.C1" office:value-type="string">
                  <text:p text:style-name="P21">Support</text:p>
                </table:table-cell>
              </table:table-row>
              <table:table-row>
                <table:table-cell table:style-name="Tableau8.A2" office:value-type="string">
                  <text:p text:style-name="P21"/>
                </table:table-cell>
                <table:table-cell table:style-name="Tableau8.A2" office:value-type="string">
                  <text:p text:style-name="P21"/>
                </table:table-cell>
                <table:table-cell table:style-name="Tableau8.C2" office:value-type="string">
                  <text:p text:style-name="P21"/>
                </table:table-cell>
              </table:table-row>
            </table:table>
            <text:p text:style-name="P21"/>
          </table:table-cell>
        </table:table-row>
      </table:table>
      <text:p text:style-name="P5"/>
      <text:p text:style-name="P6">Dispositions prises ou envisagées par la structure</text:p>
      <table:table table:name="Tableau9" table:style-name="Tableau9">
        <table:table-column table:style-name="Tableau9.A"/>
        <table:table-column table:style-name="Tableau9.B"/>
        <table:table-row>
          <table:table-cell table:style-name="Tableau9.A1" office:value-type="string">
            <text:p text:style-name="P18">Concernant les usagers ou les résidents (adaptation des soins ou de la prise en charge, révision du projet de soins, soutien, transfert, fin de prise en charge...)</text:p>
          </table:table-cell>
          <table:table-cell table:style-name="Tableau9.B1" office:value-type="string">
            <text:p text:style-name="P19"><text:user-field-get text:name="py3o.o.mesure_usagers">o.mesure_usagers</text:user-field-get></text:p>
          </table:table-cell>
        </table:table-row>
        <table:table-row>
          <table:table-cell table:style-name="Tableau9.A2" office:value-type="string">
            <text:p text:style-name="P18">Concernant le personnel (formation, <text:soft-page-break/>sensibilisation, soutien, mesure conservatoire, mesure disciplinaire...)</text:p>
          </table:table-cell>
          <table:table-cell table:style-name="Tableau9.B2" office:value-type="string">
            <text:p text:style-name="P19"><text:user-field-get text:name="py3o.o.mesure_personnel">o.mesure_personnel</text:user-field-get></text:p>
          </table:table-cell>
        </table:table-row>
        <table:table-row>
          <table:table-cell table:style-name="Tableau9.A2" office:value-type="string">
            <text:p text:style-name="P18">Concernant l’organisation du travail (révision du planning, des procédures...)</text:p>
          </table:table-cell>
          <table:table-cell table:style-name="Tableau9.B2" office:value-type="string">
            <text:p text:style-name="P19"><text:user-field-get text:name="py3o.o.mesure_organisation">o.mesure_organisation</text:user-field-get></text:p>
          </table:table-cell>
        </table:table-row>
        <table:table-row>
          <table:table-cell table:style-name="Tableau9.A2" office:value-type="string">
            <text:p text:style-name="P18">Concernant la structure (aménagement ou réparation des locaux ou équipements, information ou communication interne et/ou externe, demande d’aide ou d’appui, notamment à l’autorité administrative, activation d’une cellule de crise, activation d’un plan...)</text:p>
          </table:table-cell>
          <table:table-cell table:style-name="Tableau9.B2" office:value-type="string">
            <text:p text:style-name="P19"><text:user-field-get text:name="py3o.o.mesure_structure">o.mesure_structure</text:user-field-get></text:p>
          </table:table-cell>
        </table:table-row>
      </table:table>
      <text:p text:style-name="P5"/>
      <text:p text:style-name="P7">Suites administratives ou judiciaires</text:p>
      <table:table table:name="Tableau14" table:style-name="Tableau14">
        <table:table-column table:style-name="Tableau14.A"/>
        <table:table-column table:style-name="Tableau14.B"/>
        <table:table-row>
          <table:table-cell table:style-name="Tableau14.A1" office:value-type="string">
            <text:p text:style-name="P12">Enquête de police ou de gendarmerie</text:p>
          </table:table-cell>
          <table:table-cell table:style-name="Tableau14.A1" office:value-type="string">
            <text:p text:style-name="Table_20_Contents"><text:a xlink:type="simple" xlink:href="py3o://function=%22o.slt(o.enquete_police)%22" text:style-name="Internet_20_link" text:visited-style-name="Visited_20_Internet_20_Link"><text:span text:style-name="T9">function="o.slt(o.enquete_police)"</text:span></text:a></text:p>
          </table:table-cell>
        </table:table-row>
        <table:table-row>
          <table:table-cell table:style-name="Tableau14.A1" office:value-type="string">
            <text:p text:style-name="P12">Dépôt de plainte</text:p>
          </table:table-cell>
          <table:table-cell table:style-name="Tableau14.A1" office:value-type="string">
            <text:p text:style-name="Table_20_Contents"><text:a xlink:type="simple" xlink:href="py3o://function=%22o.slt(o.depot_plainte)%22" text:style-name="Internet_20_link" text:visited-style-name="Visited_20_Internet_20_Link"><text:span text:style-name="T10">function="o.slt(o.depot_plainte)"</text:span></text:a></text:p>
          </table:table-cell>
        </table:table-row>
        <table:table-row>
          <table:table-cell table:style-name="Tableau14.A1" office:value-type="string">
            <text:p text:style-name="P12">Signalement au procureur de la république</text:p>
          </table:table-cell>
          <table:table-cell table:style-name="Tableau14.A1" office:value-type="string">
            <text:p text:style-name="Table_20_Contents"><text:a xlink:type="simple" xlink:href="py3o://function=%22o.type_event(3)%22" text:style-name="Internet_20_link" text:visited-style-name="Visited_20_Internet_20_Link"><text:span text:style-name="T11">function="o.type_event(3)"</text:span></text:a></text:p>
          </table:table-cell>
        </table:table-row>
      </table:table>
      <text:p text:style-name="P3"/>
      <text:p text:style-name="P13"/>
      <text:p text:style-name="P17">Évolutions prévisibles ou difficultés attendues</text:p>
      <table:table table:name="Tableau15" table:style-name="Tableau15">
        <table:table-column table:style-name="Tableau15.A"/>
        <table:table-row>
          <table:table-cell table:style-name="Tableau15.A1" office:value-type="string">
            <text:p text:style-name="P21"><text:user-field-get text:name="py3o.o.evolution_previsible">o.evolution_previsible</text:user-field-get></text:p>
          </table:table-cell>
        </table:table-row>
      </table:table>
      <text:p text:style-name="P7"/>
      <text:p text:style-name="P7">Répercussions médiatiques</text:p>
      <table:table table:name="Tableau17" table:style-name="Tableau17">
        <table:table-column table:style-name="Tableau17.A"/>
        <table:table-column table:style-name="Tableau17.B"/>
        <table:table-row>
          <table:table-cell table:style-name="Tableau17.A1" office:value-type="string">
            <text:p text:style-name="P9">Le dysfonctionnement ou l’évènement mentionné à l’article L.331-8-1 du code de l’action sociale et des familles peut-il avoir un impact médiatique ?</text:p>
            <text:p text:style-name="P10">☐ OUI      ☐ NON </text:p>
          </table:table-cell>
          <table:table-cell table:style-name="Tableau17.B1" office:value-type="string">
            <text:p text:style-name="P9">Les médias sont-ils déjà informés de ces faits ?</text:p>
            <text:p text:style-name="P10">☐ OUI      ☐ NON </text:p>
          </table:table-cell>
        </table:table-row>
        <table:table-row>
          <table:table-cell table:style-name="Tableau17.A2" table:number-columns-spanned="2" office:value-type="string">
            <text:p text:style-name="P9">Communication effectuée ou prévue ? ☐ OUI    ☐ NON</text:p>
            <text:p text:style-name="P10">Si oui, préciser : <text:user-field-get text:name="py3o.o.communication_prevue_oui">o.communication_prevue_oui</text:user-field-get></text:p>
          </table: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3.321cm" fo:margin-right="0cm" fo:line-height="115%"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style:font-name="Calibri1"/>
    </style:style>
    <style:style style:name="MT1" style:family="text">
      <style:text-properties fo:font-size="11pt" style:text-underline-style="solid" style:text-underline-width="auto" style:text-underline-color="font-color"/>
    </style:style>
    <style:style style:name="MT2" style:family="text">
      <style:text-properties fo:font-size="11pt" style:text-underline-style="solid" style:text-underline-width="auto" style:text-underline-color="font-color" fo:font-weight="bold"/>
    </style:style>
    <style:style style:name="MT3" style:family="text">
      <style:text-properties fo:font-size="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1" text:anchor-type="paragraph" svg:x="-1.083cm" svg:y="-0.265cm" svg:width="4.076cm" svg:height="1.707cm" draw:z-index="3"><draw:image xlink:href="Pictures/2000000E00000B9F000004EA6938927F7EB859DB.svm" xlink:type="simple" xlink:show="embed" xlink:actuate="onLoad"/></draw:frame><text:span text:style-name="MT1">L'information transmise ne contient aucune donnée </text:span><text:span text:style-name="MT2">nominative</text:span><text:span text:style-name="MT1"> et garantit par son contenu </text:span><text:span text:style-name="MT2">l'anonymat </text:span><text:span text:style-name="MT1">des personnes accueillies et du personnel. </text:span><text:span text:style-name="MT3">Art. R. 331-8.-CASF</text:span> </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1:34:44.50</meta:creation-date>
    <dc:date>2019-04-24T15:17:18.508260199</dc:date>
    <meta:editing-duration>PT1H38M42S</meta:editing-duration>
    <meta:editing-cycles>19</meta:editing-cycles>
    <meta:generator>LibreOffice/5.1.6.2$Linux_X86_64 LibreOffice_project/10m0$Build-2</meta:generator>
    <meta:document-statistic meta:table-count="13" meta:image-count="1" meta:object-count="0" meta:page-count="4" meta:paragraph-count="111" meta:word-count="788" meta:character-count="6283" meta:non-whitespace-character-count="5506"/>
  </office:meta>
</office:document-meta>
</file>